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0000004000D8C303F22033041.png" manifest:media-type="image/png"/>
  <manifest:file-entry manifest:full-path="Pictures/10000000000001F5000001A0705924705D3FCCD0.png" manifest:media-type="image/png"/>
  <manifest:file-entry manifest:full-path="Pictures/10000201000002D400000256CFC88C5B61DF6B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fa 5. Activar completado de código.</text:p>
      <text:p text:style-name="Standard"/>
      <text:p text:style-name="Standard"><draw:frame draw:style-name="fr1" draw:name="Imaxe1" text:anchor-type="char" svg:x="0cm" svg:y="2.54cm" svg:width="17cm" svg:height="6.8cm" draw:z-index="0"><draw:image xlink:href="Pictures/1000000000000A00000004000D8C303F22033041.png" xlink:type="simple" xlink:show="embed" xlink:actuate="onLoad" draw:mime-type="image/png"/></draw:frame><draw:frame draw:style-name="fr2" draw:name="Imaxe2" text:anchor-type="char" svg:width="17cm" svg:height="14.041cm" draw:z-index="1"><draw:image xlink:href="Pictures/10000201000002D400000256CFC88C5B61DF6B7D.png" xlink:type="simple" xlink:show="embed" xlink:actuate="onLoad" draw:mime-type="image/png"/></draw:frame><draw:frame draw:style-name="fr1" draw:name="Imaxe3" text:anchor-type="char" svg:x="1.212cm" svg:y="14.526cm" svg:width="13.256cm" svg:height="11.007cm" draw:z-index="2"><draw:image xlink:href="Pictures/10000000000001F5000001A0705924705D3FCC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20:36:58.758000000</meta:creation-date>
    <dc:date>2020-11-06T21:08:22.359000000</dc:date>
    <meta:editing-duration>PT21M13S</meta:editing-duration>
    <meta:editing-cycles>1</meta:editing-cycles>
    <meta:document-statistic meta:table-count="0" meta:image-count="3" meta:object-count="0" meta:page-count="1" meta:paragraph-count="1" meta:word-count="6" meta:character-count="39" meta:non-whitespace-character-count="34"/>
    <meta:generator>LibreOffice/7.0.1.2$Windows_X86_64 LibreOffice_project/7cbcfc562f6eb6708b5ff7d7397325de9e764452</meta:generator>
  </office:meta>
</office:document-meta>
</file>